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808313D4A92BBB9D.png" manifest:media-type="image/png"/>
  <manifest:file-entry manifest:full-path="Pictures/1000000000000230000001A4032FAB8B035FF6FA.png" manifest:media-type="image/png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/>
    </style:style>
    <style:style style:name="gr7" style:family="graphic" style:parent-style-name="standard">
      <style:graphic-properties draw:stroke="none" svg:stroke-color="#000000" draw:fill="none" draw:fill-color="#ffffff" fo:min-height="0.783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669cm" fo:min-width="3.05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svg:stroke-color="#111111" draw:fill-color="#808080" draw:opacity="52%" draw:textarea-vertical-align="middle" draw:auto-grow-height="false" fo:min-height="0.987cm" fo:min-width="1.305cm"/>
    </style:style>
    <style:style style:name="gr18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4.068cm" fo:min-width="6.23cm"/>
    </style:style>
    <style:style style:name="gr27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28cm"/>
      <style:paragraph-properties style:writing-mode="lr-tb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/>
      <style:paragraph-properties style:writing-mode="lr-tb"/>
    </style:style>
    <style:style style:name="gr40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1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4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000000" draw:marker-start="Arrow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</text:span><text:span text:style-name="T1">hem</text:span><text:span text:style-name="T1">atica</text:span><text:span text:style-name="T1">l </text:span><text:span text:style-name="T1">Met</text:span><text:span text:style-name="T1">hods </text:span></text:p>
          <text:p text:style-name="P2"><text:span text:style-name="T1">for </text:span><text:span text:style-name="T1">Engi</text:span><text:span text:style-name="T1">nee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</text:span><text:span text:style-name="T1">emati</text:span><text:span text:style-name="T1">cal </text:span><text:span text:style-name="T1">Meth</text:span><text:span text:style-name="T1">ods </text:span></text:p>
          <text:p text:style-name="P2"><text:span text:style-name="T1">for </text:span><text:span text:style-name="T1">Engi</text:span><text:span text:style-name="T1">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032FAB8B035FF6FA.png" xlink:type="simple" xlink:show="embed" xlink:actuate="onLoad" loext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808313D4A92BBB9D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7cm" svg:height="0.32cm" draw:transform="skewX (-0.00279252680319091) rotate (-0.130725160974376) translate (15.2282846701464cm 10.4120006676701cm)" svg:viewBox="0 0 368 321" svg:d="M1 0c122 0 245 0 367 0-1 107-1 214-1 321-122 0-245 0-367 0 0-107 0-214 1-321z">
              <text:p/>
            </draw:path>
            <draw:path draw:style-name="gr11" draw:text-style-name="P11" draw:layer="layout" svg:width="0.204cm" svg:height="0.335cm" draw:transform="skewX (0.00296705972839036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2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3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1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4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5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7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8" draw:text-style-name="P8" draw:layer="layout" svg:x1="13.699cm" svg:y1="14.969cm" svg:x2="13.699cm" svg:y2="11.413cm">
          <text:p/>
        </draw:line>
        <draw:line draw:style-name="gr18" draw:text-style-name="P8" draw:layer="layout" svg:x1="13.751cm" svg:y1="14.978cm" svg:x2="17.127cm" svg:y2="14.969cm">
          <text:p/>
        </draw:line>
        <draw:g>
          <svg:title>TexMaths</svg:title>
          <svg:desc>14§display§\theta§svg§600§FALSE§</svg:desc>
          <draw:g>
            <draw:path draw:style-name="gr10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1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19" draw:text-style-name="P8" draw:layer="layout" svg:x1="6.714cm" svg:y1="11.032cm" svg:x2="18.398cm" svg:y2="11.032cm">
          <text:p/>
        </draw:line>
        <draw:line draw:style-name="gr19" draw:text-style-name="P8" draw:layer="layout" svg:x1="6.701cm" svg:y1="11.032cm" svg:x2="6.714cm" svg:y2="7.222cm">
          <text:p/>
        </draw:line>
        <draw:line draw:style-name="gr20" draw:text-style-name="P8" draw:layer="layout" svg:x1="8.238cm" svg:y1="10.651cm" svg:x2="8.238cm" svg:y2="11.413cm">
          <text:p/>
        </draw:line>
        <draw:line draw:style-name="gr20" draw:text-style-name="P8" draw:layer="layout" svg:x1="16.62cm" svg:y1="10.651cm" svg:x2="16.62cm" svg:y2="11.413cm">
          <text:p/>
        </draw:line>
        <draw:frame draw:style-name="gr21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2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3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>
          <svg:title>TexMaths</svg:title>
          <svg:desc>14§display§$u(x,t)$§svg§600§FALSE§</svg:desc>
          <draw:g>
            <draw:path draw:style-name="gr10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1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1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19" draw:text-style-name="P8" draw:layer="layout" svg:x1="5.725cm" svg:y1="15.432cm" svg:x2="20.176cm" svg:y2="15.476cm">
          <text:p/>
        </draw:line>
        <draw:line draw:style-name="gr19" draw:text-style-name="P8" draw:layer="layout" svg:x1="5.712cm" svg:y1="15.433cm" svg:x2="5.687cm" svg:y2="7.558cm">
          <text:p/>
        </draw:line>
        <draw:line draw:style-name="gr24" draw:text-style-name="P8" draw:layer="layout" svg:x1="5.698cm" svg:y1="15.476cm" svg:x2="8.873cm" svg:y2="11.412cm">
          <text:p/>
        </draw:line>
        <draw:line draw:style-name="gr24" draw:text-style-name="P8" draw:layer="layout" svg:x1="14.334cm" svg:y1="11.412cm" svg:x2="8.874cm" svg:y2="11.412cm">
          <text:p/>
        </draw:line>
        <draw:line draw:style-name="gr24" draw:text-style-name="P8" draw:layer="layout" svg:x1="17.255cm" svg:y1="15.477cm" svg:x2="14.266cm" svg:y2="11.373cm">
          <text:p/>
        </draw:line>
        <draw:line draw:style-name="gr25" draw:text-style-name="P8" draw:layer="layout" svg:x1="8.873cm" svg:y1="15.349cm" svg:x2="8.874cm" svg:y2="11.412cm">
          <text:p/>
        </draw:line>
        <draw:line draw:style-name="gr25" draw:text-style-name="P8" draw:layer="layout" svg:x1="14.206cm" svg:y1="15.349cm" svg:x2="14.207cm" svg:y2="11.412cm">
          <text:p/>
        </draw:line>
        <draw:g>
          <svg:title>TexMaths</svg:title>
          <svg:desc>14§display§h§svg§600§FALSE§</svg:desc>
          <draw:g>
            <draw:path draw:style-name="gr10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1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5" draw:text-style-name="P8" draw:layer="layout" svg:x1="5.698cm" svg:y1="11.412cm" svg:x2="8.875cm" svg:y2="11.413cm">
          <text:p/>
        </draw:line>
        <draw:g>
          <svg:title>TexMaths</svg:title>
          <svg:desc>14§display§f(x)§svg§600§FALSE§</svg:desc>
          <draw:g>
            <draw:path draw:style-name="gr10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1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1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1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1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1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1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9" draw:text-style-name="P8" draw:layer="layout" svg:x1="5.725cm" svg:y1="10.249cm" svg:x2="15.096cm" svg:y2="10.249cm">
          <text:p/>
        </draw:line>
        <draw:line draw:style-name="gr19" draw:text-style-name="P8" draw:layer="layout" svg:x1="5.712cm" svg:y1="10.334cm" svg:x2="5.687cm" svg:y2="2.459cm">
          <text:p/>
        </draw:line>
        <draw:custom-shape draw:style-name="gr26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0.122cm" svg:x2="12.429cm" svg:y2="10.884cm">
          <text:p/>
        </draw:line>
        <draw:frame draw:style-name="gr21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7" draw:text-style-name="P8" draw:layer="layout" svg:x1="5.698cm" svg:y1="5.931cm" svg:x2="5.063cm" svg:y2="5.9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29" draw:text-style-name="P8" draw:layer="layout" svg:x1="5.698cm" svg:y1="6.058cm" svg:x2="5.317cm" svg:y2="6.312cm">
          <text:p/>
        </draw:line>
        <draw:line draw:style-name="gr29" draw:text-style-name="P8" draw:layer="layout" svg:x1="5.698cm" svg:y1="6.312cm" svg:x2="5.317cm" svg:y2="6.566cm">
          <text:p/>
        </draw:line>
        <draw:line draw:style-name="gr29" draw:text-style-name="P8" draw:layer="layout" svg:x1="5.698cm" svg:y1="6.566cm" svg:x2="5.317cm" svg:y2="6.82cm">
          <text:p/>
        </draw:line>
        <draw:line draw:style-name="gr29" draw:text-style-name="P8" draw:layer="layout" svg:x1="5.698cm" svg:y1="6.821cm" svg:x2="5.317cm" svg:y2="7.075cm">
          <text:p/>
        </draw:line>
        <draw:line draw:style-name="gr29" draw:text-style-name="P8" draw:layer="layout" svg:x1="5.698cm" svg:y1="7.075cm" svg:x2="5.317cm" svg:y2="7.329cm">
          <text:p/>
        </draw:line>
        <draw:line draw:style-name="gr29" draw:text-style-name="P8" draw:layer="layout" svg:x1="5.698cm" svg:y1="7.329cm" svg:x2="5.317cm" svg:y2="7.583cm">
          <text:p/>
        </draw:line>
        <draw:line draw:style-name="gr29" draw:text-style-name="P8" draw:layer="layout" svg:x1="5.698cm" svg:y1="7.582cm" svg:x2="5.317cm" svg:y2="7.836cm">
          <text:p/>
        </draw:line>
        <draw:line draw:style-name="gr29" draw:text-style-name="P8" draw:layer="layout" svg:x1="5.698cm" svg:y1="7.836cm" svg:x2="5.317cm" svg:y2="8.09cm">
          <text:p/>
        </draw:line>
        <draw:line draw:style-name="gr29" draw:text-style-name="P8" draw:layer="layout" svg:x1="5.698cm" svg:y1="8.091cm" svg:x2="5.317cm" svg:y2="8.345cm">
          <text:p/>
        </draw:line>
        <draw:line draw:style-name="gr29" draw:text-style-name="P8" draw:layer="layout" svg:x1="5.698cm" svg:y1="8.345cm" svg:x2="5.317cm" svg:y2="8.599cm">
          <text:p/>
        </draw:line>
        <draw:line draw:style-name="gr29" draw:text-style-name="P8" draw:layer="layout" svg:x1="5.698cm" svg:y1="8.599cm" svg:x2="5.317cm" svg:y2="8.853cm">
          <text:p/>
        </draw:line>
        <draw:line draw:style-name="gr29" draw:text-style-name="P8" draw:layer="layout" svg:x1="5.698cm" svg:y1="8.852cm" svg:x2="5.317cm" svg:y2="9.106cm">
          <text:p/>
        </draw:line>
        <draw:line draw:style-name="gr29" draw:text-style-name="P8" draw:layer="layout" svg:x1="5.698cm" svg:y1="9.106cm" svg:x2="5.317cm" svg:y2="9.36cm">
          <text:p/>
        </draw:line>
        <draw:line draw:style-name="gr29" draw:text-style-name="P8" draw:layer="layout" svg:x1="5.698cm" svg:y1="9.36cm" svg:x2="5.317cm" svg:y2="9.614cm">
          <text:p/>
        </draw:line>
        <draw:line draw:style-name="gr29" draw:text-style-name="P8" draw:layer="layout" svg:x1="5.698cm" svg:y1="9.615cm" svg:x2="5.317cm" svg:y2="9.869cm">
          <text:p/>
        </draw:line>
        <draw:line draw:style-name="gr29" draw:text-style-name="P8" draw:layer="layout" svg:x1="5.698cm" svg:y1="9.869cm" svg:x2="5.317cm" svg:y2="10.123cm">
          <text:p/>
        </draw:line>
        <draw:line draw:style-name="gr29" draw:text-style-name="P8" draw:layer="layout" svg:x1="5.698cm" svg:y1="10.123cm" svg:x2="5.317cm" svg:y2="10.377cm">
          <text:p/>
        </draw:line>
        <draw:line draw:style-name="gr29" draw:text-style-name="P8" draw:layer="layout" svg:x1="12.81cm" svg:y1="6.312cm" svg:x2="12.429cm" svg:y2="6.058cm">
          <text:p/>
        </draw:line>
        <draw:line draw:style-name="gr29" draw:text-style-name="P8" draw:layer="layout" svg:x1="5.699cm" svg:y1="6.058cm" svg:x2="5.318cm" svg:y2="6.312cm">
          <text:p/>
        </draw:line>
        <draw:line draw:style-name="gr29" draw:text-style-name="P8" draw:layer="layout" svg:x1="12.81cm" svg:y1="6.566cm" svg:x2="12.429cm" svg:y2="6.312cm">
          <text:p/>
        </draw:line>
        <draw:line draw:style-name="gr29" draw:text-style-name="P8" draw:layer="layout" svg:x1="12.81cm" svg:y1="6.82cm" svg:x2="12.429cm" svg:y2="6.566cm">
          <text:p/>
        </draw:line>
        <draw:line draw:style-name="gr29" draw:text-style-name="P8" draw:layer="layout" svg:x1="12.81cm" svg:y1="7.075cm" svg:x2="12.429cm" svg:y2="6.821cm">
          <text:p/>
        </draw:line>
        <draw:line draw:style-name="gr29" draw:text-style-name="P8" draw:layer="layout" svg:x1="12.81cm" svg:y1="7.329cm" svg:x2="12.429cm" svg:y2="7.075cm">
          <text:p/>
        </draw:line>
        <draw:line draw:style-name="gr29" draw:text-style-name="P8" draw:layer="layout" svg:x1="12.81cm" svg:y1="7.583cm" svg:x2="12.429cm" svg:y2="7.329cm">
          <text:p/>
        </draw:line>
        <draw:line draw:style-name="gr29" draw:text-style-name="P8" draw:layer="layout" svg:x1="12.81cm" svg:y1="7.836cm" svg:x2="12.429cm" svg:y2="7.582cm">
          <text:p/>
        </draw:line>
        <draw:line draw:style-name="gr29" draw:text-style-name="P8" draw:layer="layout" svg:x1="12.81cm" svg:y1="8.09cm" svg:x2="12.429cm" svg:y2="7.836cm">
          <text:p/>
        </draw:line>
        <draw:line draw:style-name="gr29" draw:text-style-name="P8" draw:layer="layout" svg:x1="12.81cm" svg:y1="8.345cm" svg:x2="12.429cm" svg:y2="8.091cm">
          <text:p/>
        </draw:line>
        <draw:line draw:style-name="gr29" draw:text-style-name="P8" draw:layer="layout" svg:x1="12.81cm" svg:y1="8.599cm" svg:x2="12.429cm" svg:y2="8.345cm">
          <text:p/>
        </draw:line>
        <draw:line draw:style-name="gr29" draw:text-style-name="P8" draw:layer="layout" svg:x1="12.81cm" svg:y1="8.853cm" svg:x2="12.429cm" svg:y2="8.599cm">
          <text:p/>
        </draw:line>
        <draw:line draw:style-name="gr29" draw:text-style-name="P8" draw:layer="layout" svg:x1="12.81cm" svg:y1="9.106cm" svg:x2="12.429cm" svg:y2="8.852cm">
          <text:p/>
        </draw:line>
        <draw:line draw:style-name="gr29" draw:text-style-name="P8" draw:layer="layout" svg:x1="12.81cm" svg:y1="9.36cm" svg:x2="12.429cm" svg:y2="9.106cm">
          <text:p/>
        </draw:line>
        <draw:line draw:style-name="gr29" draw:text-style-name="P8" draw:layer="layout" svg:x1="12.81cm" svg:y1="9.614cm" svg:x2="12.429cm" svg:y2="9.36cm">
          <text:p/>
        </draw:line>
        <draw:line draw:style-name="gr29" draw:text-style-name="P8" draw:layer="layout" svg:x1="12.81cm" svg:y1="9.869cm" svg:x2="12.429cm" svg:y2="9.615cm">
          <text:p/>
        </draw:line>
        <draw:line draw:style-name="gr29" draw:text-style-name="P8" draw:layer="layout" svg:x1="12.81cm" svg:y1="10.123cm" svg:x2="12.429cm" svg:y2="9.869cm">
          <text:p/>
        </draw:line>
        <draw:line draw:style-name="gr29" draw:text-style-name="P8" draw:layer="layout" svg:x1="12.81cm" svg:y1="10.377cm" svg:x2="12.429cm" svg:y2="10.123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2" draw:text-style-name="P17" draw:layer="layout" svg:width="7.428cm" svg:height="1.057cm" svg:x="6.356cm" svg:y="1.995cm">
          <draw:text-box>
            <text:p><text:span text:style-name="T9">Boundary conditions for F(x) </text:span></text:p>
          </draw:text-box>
        </draw:frame>
        <draw:line draw:style-name="gr19" draw:text-style-name="P8" draw:layer="layout" svg:x1="5.726cm" svg:y1="21.949cm" svg:x2="15.097cm" svg:y2="21.949cm">
          <text:p/>
        </draw:line>
        <draw:line draw:style-name="gr19" draw:text-style-name="P8" draw:layer="layout" svg:x1="5.713cm" svg:y1="22.034cm" svg:x2="5.688cm" svg:y2="14.159cm">
          <text:p/>
        </draw:line>
        <draw:custom-shape draw:style-name="gr26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3cm" svg:y1="21.822cm" svg:x2="12.43cm" svg:y2="22.584cm">
          <text:p/>
        </draw:line>
        <draw:frame draw:style-name="gr21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7" draw:text-style-name="P8" draw:layer="layout" svg:x1="5.698cm" svg:y1="17.631cm" svg:x2="5.063cm" svg:y2="17.6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29" draw:text-style-name="P8" draw:layer="layout" svg:x1="5.699cm" svg:y1="17.758cm" svg:x2="5.318cm" svg:y2="18.012cm">
          <text:p/>
        </draw:line>
        <draw:line draw:style-name="gr29" draw:text-style-name="P8" draw:layer="layout" svg:x1="5.699cm" svg:y1="18.012cm" svg:x2="5.318cm" svg:y2="18.266cm">
          <text:p/>
        </draw:line>
        <draw:line draw:style-name="gr29" draw:text-style-name="P8" draw:layer="layout" svg:x1="5.699cm" svg:y1="18.267cm" svg:x2="5.318cm" svg:y2="18.521cm">
          <text:p/>
        </draw:line>
        <draw:line draw:style-name="gr29" draw:text-style-name="P8" draw:layer="layout" svg:x1="5.699cm" svg:y1="18.521cm" svg:x2="5.318cm" svg:y2="18.775cm">
          <text:p/>
        </draw:line>
        <draw:line draw:style-name="gr29" draw:text-style-name="P8" draw:layer="layout" svg:x1="5.699cm" svg:y1="18.775cm" svg:x2="5.318cm" svg:y2="19.029cm">
          <text:p/>
        </draw:line>
        <draw:line draw:style-name="gr29" draw:text-style-name="P8" draw:layer="layout" svg:x1="5.699cm" svg:y1="19.028cm" svg:x2="5.318cm" svg:y2="19.282cm">
          <text:p/>
        </draw:line>
        <draw:line draw:style-name="gr29" draw:text-style-name="P8" draw:layer="layout" svg:x1="5.699cm" svg:y1="19.282cm" svg:x2="5.318cm" svg:y2="19.536cm">
          <text:p/>
        </draw:line>
        <draw:line draw:style-name="gr29" draw:text-style-name="P8" draw:layer="layout" svg:x1="5.699cm" svg:y1="19.536cm" svg:x2="5.318cm" svg:y2="19.79cm">
          <text:p/>
        </draw:line>
        <draw:line draw:style-name="gr29" draw:text-style-name="P8" draw:layer="layout" svg:x1="5.699cm" svg:y1="19.791cm" svg:x2="5.318cm" svg:y2="20.045cm">
          <text:p/>
        </draw:line>
        <draw:line draw:style-name="gr29" draw:text-style-name="P8" draw:layer="layout" svg:x1="5.699cm" svg:y1="20.045cm" svg:x2="5.318cm" svg:y2="20.299cm">
          <text:p/>
        </draw:line>
        <draw:line draw:style-name="gr29" draw:text-style-name="P8" draw:layer="layout" svg:x1="5.699cm" svg:y1="20.299cm" svg:x2="5.318cm" svg:y2="20.553cm">
          <text:p/>
        </draw:line>
        <draw:line draw:style-name="gr29" draw:text-style-name="P8" draw:layer="layout" svg:x1="5.699cm" svg:y1="20.552cm" svg:x2="5.318cm" svg:y2="20.806cm">
          <text:p/>
        </draw:line>
        <draw:line draw:style-name="gr29" draw:text-style-name="P8" draw:layer="layout" svg:x1="5.699cm" svg:y1="20.806cm" svg:x2="5.318cm" svg:y2="21.06cm">
          <text:p/>
        </draw:line>
        <draw:line draw:style-name="gr29" draw:text-style-name="P8" draw:layer="layout" svg:x1="5.699cm" svg:y1="21.061cm" svg:x2="5.318cm" svg:y2="21.315cm">
          <text:p/>
        </draw:line>
        <draw:line draw:style-name="gr29" draw:text-style-name="P8" draw:layer="layout" svg:x1="5.699cm" svg:y1="21.315cm" svg:x2="5.318cm" svg:y2="21.569cm">
          <text:p/>
        </draw:line>
        <draw:line draw:style-name="gr29" draw:text-style-name="P8" draw:layer="layout" svg:x1="5.699cm" svg:y1="21.569cm" svg:x2="5.318cm" svg:y2="21.823cm">
          <text:p/>
        </draw:line>
        <draw:line draw:style-name="gr29" draw:text-style-name="P8" draw:layer="layout" svg:x1="5.699cm" svg:y1="21.822cm" svg:x2="5.318cm" svg:y2="22.076cm">
          <text:p/>
        </draw:line>
        <draw:line draw:style-name="gr29" draw:text-style-name="P8" draw:layer="layout" svg:x1="12.811cm" svg:y1="18.012cm" svg:x2="12.43cm" svg:y2="17.758cm">
          <text:p/>
        </draw:line>
        <draw:line draw:style-name="gr29" draw:text-style-name="P8" draw:layer="layout" svg:x1="5.7cm" svg:y1="17.758cm" svg:x2="5.319cm" svg:y2="18.012cm">
          <text:p/>
        </draw:line>
        <draw:line draw:style-name="gr29" draw:text-style-name="P8" draw:layer="layout" svg:x1="12.811cm" svg:y1="18.266cm" svg:x2="12.43cm" svg:y2="18.012cm">
          <text:p/>
        </draw:line>
        <draw:line draw:style-name="gr29" draw:text-style-name="P8" draw:layer="layout" svg:x1="12.811cm" svg:y1="18.521cm" svg:x2="12.43cm" svg:y2="18.267cm">
          <text:p/>
        </draw:line>
        <draw:line draw:style-name="gr29" draw:text-style-name="P8" draw:layer="layout" svg:x1="12.811cm" svg:y1="18.775cm" svg:x2="12.43cm" svg:y2="18.521cm">
          <text:p/>
        </draw:line>
        <draw:line draw:style-name="gr29" draw:text-style-name="P8" draw:layer="layout" svg:x1="12.811cm" svg:y1="19.029cm" svg:x2="12.43cm" svg:y2="18.775cm">
          <text:p/>
        </draw:line>
        <draw:line draw:style-name="gr29" draw:text-style-name="P8" draw:layer="layout" svg:x1="12.811cm" svg:y1="19.282cm" svg:x2="12.43cm" svg:y2="19.028cm">
          <text:p/>
        </draw:line>
        <draw:line draw:style-name="gr29" draw:text-style-name="P8" draw:layer="layout" svg:x1="12.811cm" svg:y1="19.536cm" svg:x2="12.43cm" svg:y2="19.282cm">
          <text:p/>
        </draw:line>
        <draw:line draw:style-name="gr29" draw:text-style-name="P8" draw:layer="layout" svg:x1="12.811cm" svg:y1="19.79cm" svg:x2="12.43cm" svg:y2="19.536cm">
          <text:p/>
        </draw:line>
        <draw:line draw:style-name="gr29" draw:text-style-name="P8" draw:layer="layout" svg:x1="12.811cm" svg:y1="20.045cm" svg:x2="12.43cm" svg:y2="19.791cm">
          <text:p/>
        </draw:line>
        <draw:line draw:style-name="gr29" draw:text-style-name="P8" draw:layer="layout" svg:x1="12.811cm" svg:y1="20.299cm" svg:x2="12.43cm" svg:y2="20.045cm">
          <text:p/>
        </draw:line>
        <draw:line draw:style-name="gr29" draw:text-style-name="P8" draw:layer="layout" svg:x1="12.811cm" svg:y1="20.553cm" svg:x2="12.43cm" svg:y2="20.299cm">
          <text:p/>
        </draw:line>
        <draw:line draw:style-name="gr29" draw:text-style-name="P8" draw:layer="layout" svg:x1="12.811cm" svg:y1="20.806cm" svg:x2="12.43cm" svg:y2="20.552cm">
          <text:p/>
        </draw:line>
        <draw:line draw:style-name="gr29" draw:text-style-name="P8" draw:layer="layout" svg:x1="12.811cm" svg:y1="21.06cm" svg:x2="12.43cm" svg:y2="20.806cm">
          <text:p/>
        </draw:line>
        <draw:line draw:style-name="gr29" draw:text-style-name="P8" draw:layer="layout" svg:x1="12.811cm" svg:y1="21.315cm" svg:x2="12.43cm" svg:y2="21.061cm">
          <text:p/>
        </draw:line>
        <draw:line draw:style-name="gr29" draw:text-style-name="P8" draw:layer="layout" svg:x1="12.811cm" svg:y1="21.569cm" svg:x2="12.43cm" svg:y2="21.315cm">
          <text:p/>
        </draw:line>
        <draw:line draw:style-name="gr29" draw:text-style-name="P8" draw:layer="layout" svg:x1="12.811cm" svg:y1="21.823cm" svg:x2="12.43cm" svg:y2="21.569cm">
          <text:p/>
        </draw:line>
        <draw:line draw:style-name="gr29" draw:text-style-name="P8" draw:layer="layout" svg:x1="12.811cm" svg:y1="22.076cm" svg:x2="12.43cm" svg:y2="21.8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3cm" svg:y="23.3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6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2cm" svg:y="16.7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7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5.699cm" svg:y1="11.159cm" svg:x2="5.318cm" svg:y2="11.413cm">
          <text:p/>
        </draw:line>
        <draw:g>
          <svg:title>TexMaths</svg:title>
          <svg:desc>14§display§u_x(a,y) = g(y)§svg§600§FALSE§</svg:desc>
          <draw:g>
            <draw:path draw:style-name="gr10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1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19" draw:text-style-name="P8" draw:layer="layout" svg:x1="6.902cm" svg:y1="9.424cm" svg:x2="16.273cm" svg:y2="9.424cm">
          <text:p/>
        </draw:line>
        <draw:line draw:style-name="gr19" draw:text-style-name="P8" draw:layer="layout" svg:x1="6.889cm" svg:y1="9.509cm" svg:x2="6.864cm" svg:y2="1.634cm">
          <text:p/>
        </draw:line>
        <draw:custom-shape draw:style-name="gr26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606cm" svg:y1="9.297cm" svg:x2="13.606cm" svg:y2="10.059cm">
          <text:p/>
        </draw:line>
        <draw:frame draw:style-name="gr21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7" draw:text-style-name="P8" draw:layer="layout" svg:x1="6.875cm" svg:y1="5.106cm" svg:x2="6.24cm" svg:y2="5.106cm">
          <text:p/>
        </draw:line>
        <draw:frame draw:style-name="gr28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29" draw:text-style-name="P8" draw:layer="layout" svg:x1="6.875cm" svg:y1="5.233cm" svg:x2="6.494cm" svg:y2="5.487cm">
          <text:p/>
        </draw:line>
        <draw:line draw:style-name="gr29" draw:text-style-name="P8" draw:layer="layout" svg:x1="6.875cm" svg:y1="5.487cm" svg:x2="6.494cm" svg:y2="5.741cm">
          <text:p/>
        </draw:line>
        <draw:line draw:style-name="gr29" draw:text-style-name="P8" draw:layer="layout" svg:x1="6.875cm" svg:y1="5.742cm" svg:x2="6.494cm" svg:y2="5.996cm">
          <text:p/>
        </draw:line>
        <draw:line draw:style-name="gr29" draw:text-style-name="P8" draw:layer="layout" svg:x1="6.875cm" svg:y1="5.996cm" svg:x2="6.494cm" svg:y2="6.25cm">
          <text:p/>
        </draw:line>
        <draw:line draw:style-name="gr29" draw:text-style-name="P8" draw:layer="layout" svg:x1="6.875cm" svg:y1="6.25cm" svg:x2="6.494cm" svg:y2="6.504cm">
          <text:p/>
        </draw:line>
        <draw:line draw:style-name="gr29" draw:text-style-name="P8" draw:layer="layout" svg:x1="6.875cm" svg:y1="6.504cm" svg:x2="6.494cm" svg:y2="6.758cm">
          <text:p/>
        </draw:line>
        <draw:line draw:style-name="gr29" draw:text-style-name="P8" draw:layer="layout" svg:x1="6.875cm" svg:y1="6.757cm" svg:x2="6.494cm" svg:y2="7.011cm">
          <text:p/>
        </draw:line>
        <draw:line draw:style-name="gr29" draw:text-style-name="P8" draw:layer="layout" svg:x1="6.875cm" svg:y1="7.011cm" svg:x2="6.494cm" svg:y2="7.265cm">
          <text:p/>
        </draw:line>
        <draw:line draw:style-name="gr29" draw:text-style-name="P8" draw:layer="layout" svg:x1="6.875cm" svg:y1="7.266cm" svg:x2="6.494cm" svg:y2="7.52cm">
          <text:p/>
        </draw:line>
        <draw:line draw:style-name="gr29" draw:text-style-name="P8" draw:layer="layout" svg:x1="6.875cm" svg:y1="7.52cm" svg:x2="6.494cm" svg:y2="7.774cm">
          <text:p/>
        </draw:line>
        <draw:line draw:style-name="gr29" draw:text-style-name="P8" draw:layer="layout" svg:x1="6.875cm" svg:y1="7.774cm" svg:x2="6.494cm" svg:y2="8.028cm">
          <text:p/>
        </draw:line>
        <draw:line draw:style-name="gr29" draw:text-style-name="P8" draw:layer="layout" svg:x1="6.875cm" svg:y1="8.027cm" svg:x2="6.494cm" svg:y2="8.281cm">
          <text:p/>
        </draw:line>
        <draw:line draw:style-name="gr29" draw:text-style-name="P8" draw:layer="layout" svg:x1="6.875cm" svg:y1="8.281cm" svg:x2="6.494cm" svg:y2="8.535cm">
          <text:p/>
        </draw:line>
        <draw:line draw:style-name="gr29" draw:text-style-name="P8" draw:layer="layout" svg:x1="6.875cm" svg:y1="8.535cm" svg:x2="6.494cm" svg:y2="8.789cm">
          <text:p/>
        </draw:line>
        <draw:line draw:style-name="gr29" draw:text-style-name="P8" draw:layer="layout" svg:x1="6.875cm" svg:y1="8.79cm" svg:x2="6.494cm" svg:y2="9.044cm">
          <text:p/>
        </draw:line>
        <draw:line draw:style-name="gr29" draw:text-style-name="P8" draw:layer="layout" svg:x1="6.875cm" svg:y1="9.044cm" svg:x2="6.494cm" svg:y2="9.298cm">
          <text:p/>
        </draw:line>
        <draw:line draw:style-name="gr29" draw:text-style-name="P8" draw:layer="layout" svg:x1="6.875cm" svg:y1="9.298cm" svg:x2="6.494cm" svg:y2="9.552cm">
          <text:p/>
        </draw:line>
        <draw:line draw:style-name="gr29" draw:text-style-name="P8" draw:layer="layout" svg:x1="13.987cm" svg:y1="5.487cm" svg:x2="13.606cm" svg:y2="5.233cm">
          <text:p/>
        </draw:line>
        <draw:line draw:style-name="gr29" draw:text-style-name="P8" draw:layer="layout" svg:x1="6.876cm" svg:y1="5.233cm" svg:x2="6.495cm" svg:y2="5.487cm">
          <text:p/>
        </draw:line>
        <draw:line draw:style-name="gr29" draw:text-style-name="P8" draw:layer="layout" svg:x1="13.987cm" svg:y1="5.741cm" svg:x2="13.606cm" svg:y2="5.487cm">
          <text:p/>
        </draw:line>
        <draw:line draw:style-name="gr29" draw:text-style-name="P8" draw:layer="layout" svg:x1="13.987cm" svg:y1="5.996cm" svg:x2="13.606cm" svg:y2="5.742cm">
          <text:p/>
        </draw:line>
        <draw:line draw:style-name="gr29" draw:text-style-name="P8" draw:layer="layout" svg:x1="13.987cm" svg:y1="6.25cm" svg:x2="13.606cm" svg:y2="5.996cm">
          <text:p/>
        </draw:line>
        <draw:line draw:style-name="gr29" draw:text-style-name="P8" draw:layer="layout" svg:x1="13.987cm" svg:y1="6.504cm" svg:x2="13.606cm" svg:y2="6.25cm">
          <text:p/>
        </draw:line>
        <draw:line draw:style-name="gr29" draw:text-style-name="P8" draw:layer="layout" svg:x1="13.987cm" svg:y1="6.758cm" svg:x2="13.606cm" svg:y2="6.504cm">
          <text:p/>
        </draw:line>
        <draw:line draw:style-name="gr29" draw:text-style-name="P8" draw:layer="layout" svg:x1="13.987cm" svg:y1="7.011cm" svg:x2="13.606cm" svg:y2="6.757cm">
          <text:p/>
        </draw:line>
        <draw:line draw:style-name="gr29" draw:text-style-name="P8" draw:layer="layout" svg:x1="13.987cm" svg:y1="7.265cm" svg:x2="13.606cm" svg:y2="7.011cm">
          <text:p/>
        </draw:line>
        <draw:line draw:style-name="gr29" draw:text-style-name="P8" draw:layer="layout" svg:x1="13.987cm" svg:y1="7.52cm" svg:x2="13.606cm" svg:y2="7.266cm">
          <text:p/>
        </draw:line>
        <draw:line draw:style-name="gr29" draw:text-style-name="P8" draw:layer="layout" svg:x1="13.987cm" svg:y1="7.774cm" svg:x2="13.606cm" svg:y2="7.52cm">
          <text:p/>
        </draw:line>
        <draw:line draw:style-name="gr29" draw:text-style-name="P8" draw:layer="layout" svg:x1="13.987cm" svg:y1="8.028cm" svg:x2="13.606cm" svg:y2="7.774cm">
          <text:p/>
        </draw:line>
        <draw:line draw:style-name="gr29" draw:text-style-name="P8" draw:layer="layout" svg:x1="13.987cm" svg:y1="8.281cm" svg:x2="13.606cm" svg:y2="8.027cm">
          <text:p/>
        </draw:line>
        <draw:line draw:style-name="gr29" draw:text-style-name="P8" draw:layer="layout" svg:x1="13.987cm" svg:y1="8.535cm" svg:x2="13.606cm" svg:y2="8.281cm">
          <text:p/>
        </draw:line>
        <draw:line draw:style-name="gr29" draw:text-style-name="P8" draw:layer="layout" svg:x1="13.987cm" svg:y1="8.789cm" svg:x2="13.606cm" svg:y2="8.535cm">
          <text:p/>
        </draw:line>
        <draw:line draw:style-name="gr29" draw:text-style-name="P8" draw:layer="layout" svg:x1="13.987cm" svg:y1="9.044cm" svg:x2="13.606cm" svg:y2="8.79cm">
          <text:p/>
        </draw:line>
        <draw:line draw:style-name="gr29" draw:text-style-name="P8" draw:layer="layout" svg:x1="13.987cm" svg:y1="9.298cm" svg:x2="13.606cm" svg:y2="9.044cm">
          <text:p/>
        </draw:line>
        <draw:line draw:style-name="gr29" draw:text-style-name="P8" draw:layer="layout" svg:x1="13.987cm" svg:y1="9.552cm" svg:x2="13.606cm" svg:y2="9.298cm">
          <text:p/>
        </draw:line>
        <draw:g>
          <svg:title>TexMaths</svg:title>
          <svg:desc>14§display§v(x,b) = f(x)§svg§600§FALSE§</svg:desc>
          <draw:g>
            <draw:path draw:style-name="gr10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1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1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9" draw:text-style-name="P8" draw:layer="layout" svg:x1="6.83cm" svg:y1="19.976cm" svg:x2="16.201cm" svg:y2="19.976cm">
          <text:p/>
        </draw:line>
        <draw:line draw:style-name="gr19" draw:text-style-name="P8" draw:layer="layout" svg:x1="6.817cm" svg:y1="20.06cm" svg:x2="6.792cm" svg:y2="12.185cm">
          <text:p/>
        </draw:line>
        <draw:custom-shape draw:style-name="gr26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534cm" svg:y1="19.849cm" svg:x2="13.534cm" svg:y2="20.611cm">
          <text:p/>
        </draw:line>
        <draw:frame draw:style-name="gr21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7" draw:text-style-name="P8" draw:layer="layout" svg:x1="6.803cm" svg:y1="15.657cm" svg:x2="6.168cm" svg:y2="15.657cm">
          <text:p/>
        </draw:line>
        <draw:frame draw:style-name="gr28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29" draw:text-style-name="P8" draw:layer="layout" svg:x1="6.803cm" svg:y1="15.785cm" svg:x2="6.422cm" svg:y2="16.039cm">
          <text:p/>
        </draw:line>
        <draw:line draw:style-name="gr29" draw:text-style-name="P8" draw:layer="layout" svg:x1="6.803cm" svg:y1="16.038cm" svg:x2="6.422cm" svg:y2="16.292cm">
          <text:p/>
        </draw:line>
        <draw:line draw:style-name="gr29" draw:text-style-name="P8" draw:layer="layout" svg:x1="6.803cm" svg:y1="16.292cm" svg:x2="6.422cm" svg:y2="16.546cm">
          <text:p/>
        </draw:line>
        <draw:line draw:style-name="gr29" draw:text-style-name="P8" draw:layer="layout" svg:x1="6.803cm" svg:y1="16.547cm" svg:x2="6.422cm" svg:y2="16.801cm">
          <text:p/>
        </draw:line>
        <draw:line draw:style-name="gr29" draw:text-style-name="P8" draw:layer="layout" svg:x1="6.803cm" svg:y1="16.801cm" svg:x2="6.422cm" svg:y2="17.055cm">
          <text:p/>
        </draw:line>
        <draw:line draw:style-name="gr29" draw:text-style-name="P8" draw:layer="layout" svg:x1="6.803cm" svg:y1="17.055cm" svg:x2="6.422cm" svg:y2="17.309cm">
          <text:p/>
        </draw:line>
        <draw:line draw:style-name="gr29" draw:text-style-name="P8" draw:layer="layout" svg:x1="6.803cm" svg:y1="17.308cm" svg:x2="6.422cm" svg:y2="17.562cm">
          <text:p/>
        </draw:line>
        <draw:line draw:style-name="gr29" draw:text-style-name="P8" draw:layer="layout" svg:x1="6.803cm" svg:y1="17.562cm" svg:x2="6.422cm" svg:y2="17.816cm">
          <text:p/>
        </draw:line>
        <draw:line draw:style-name="gr29" draw:text-style-name="P8" draw:layer="layout" svg:x1="6.803cm" svg:y1="17.816cm" svg:x2="6.422cm" svg:y2="18.07cm">
          <text:p/>
        </draw:line>
        <draw:line draw:style-name="gr29" draw:text-style-name="P8" draw:layer="layout" svg:x1="6.803cm" svg:y1="18.071cm" svg:x2="6.422cm" svg:y2="18.325cm">
          <text:p/>
        </draw:line>
        <draw:line draw:style-name="gr29" draw:text-style-name="P8" draw:layer="layout" svg:x1="6.803cm" svg:y1="18.325cm" svg:x2="6.422cm" svg:y2="18.579cm">
          <text:p/>
        </draw:line>
        <draw:line draw:style-name="gr29" draw:text-style-name="P8" draw:layer="layout" svg:x1="6.803cm" svg:y1="18.579cm" svg:x2="6.422cm" svg:y2="18.833cm">
          <text:p/>
        </draw:line>
        <draw:line draw:style-name="gr29" draw:text-style-name="P8" draw:layer="layout" svg:x1="6.803cm" svg:y1="18.832cm" svg:x2="6.422cm" svg:y2="19.086cm">
          <text:p/>
        </draw:line>
        <draw:line draw:style-name="gr29" draw:text-style-name="P8" draw:layer="layout" svg:x1="6.803cm" svg:y1="19.086cm" svg:x2="6.422cm" svg:y2="19.34cm">
          <text:p/>
        </draw:line>
        <draw:line draw:style-name="gr29" draw:text-style-name="P8" draw:layer="layout" svg:x1="6.803cm" svg:y1="19.34cm" svg:x2="6.422cm" svg:y2="19.594cm">
          <text:p/>
        </draw:line>
        <draw:line draw:style-name="gr29" draw:text-style-name="P8" draw:layer="layout" svg:x1="6.803cm" svg:y1="19.595cm" svg:x2="6.422cm" svg:y2="19.849cm">
          <text:p/>
        </draw:line>
        <draw:line draw:style-name="gr29" draw:text-style-name="P8" draw:layer="layout" svg:x1="6.803cm" svg:y1="19.849cm" svg:x2="6.422cm" svg:y2="20.103cm">
          <text:p/>
        </draw:line>
        <draw:line draw:style-name="gr29" draw:text-style-name="P8" draw:layer="layout" svg:x1="6.804cm" svg:y1="15.785cm" svg:x2="6.423cm" svg:y2="16.039cm">
          <text:p/>
        </draw:line>
        <draw:g>
          <svg:title>TexMaths</svg:title>
          <svg:desc>14§display§w(x,b) = 0§svg§600§FALSE§</svg:desc>
          <draw:g>
            <draw:path draw:style-name="gr10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1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1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1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1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1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1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1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1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0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3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39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39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0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1" draw:layer="layout" svg:viewBox="0 -5000 2500 10000" svg:d="M0-5000h250 250 500 500 500 250 250v10000h-250-250-500-500-500-250-250z"/>
        </dr3d:scene>
        <draw:line draw:style-name="gr42" draw:text-style-name="P8" draw:layer="layout" svg:x1="6.079cm" svg:y1="16.111cm" svg:x2="5.952cm" svg:y2="11.285cm">
          <text:p/>
        </draw:line>
        <draw:line draw:style-name="gr42" draw:text-style-name="P8" draw:layer="layout" svg:x1="6.024cm" svg:y1="16.113cm" svg:x2="8.619cm" svg:y2="16.112cm">
          <text:p/>
        </draw:line>
        <draw:g>
          <svg:title>TexMaths</svg:title>
          <svg:desc>14§display§z§svg§600§FALSE§</svg:desc>
          <draw:path draw:style-name="gr43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4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3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4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3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4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3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4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3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4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4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4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4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4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4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4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4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5" draw:text-style-name="P8" draw:layer="layout" svg:x1="1.635cm" svg:y1="12.684cm" svg:x2="2.524cm" svg:y2="12.684cm">
          <text:p/>
        </draw:line>
        <draw:line draw:style-name="gr45" draw:text-style-name="P8" draw:layer="layout" svg:x1="2.736cm" svg:y1="12.684cm" svg:x2="3.625cm" svg:y2="12.684cm">
          <text:p/>
        </draw:line>
        <draw:line draw:style-name="gr45" draw:text-style-name="P8" draw:layer="layout" svg:x1="3.837cm" svg:y1="12.684cm" svg:x2="4.726cm" svg:y2="12.684cm">
          <text:p/>
        </draw:line>
        <draw:line draw:style-name="gr45" draw:text-style-name="P8" draw:layer="layout" svg:x1="4.938cm" svg:y1="12.684cm" svg:x2="5.827cm" svg:y2="12.684cm">
          <text:p/>
        </draw:line>
        <draw:line draw:style-name="gr45" draw:text-style-name="P8" draw:layer="layout" svg:x1="6.039cm" svg:y1="12.684cm" svg:x2="6.928cm" svg:y2="12.684cm">
          <text:p/>
        </draw:line>
        <draw:line draw:style-name="gr45" draw:text-style-name="P8" draw:layer="layout" svg:x1="7.14cm" svg:y1="12.684cm" svg:x2="8.029cm" svg:y2="12.684cm">
          <text:p/>
        </draw:line>
        <draw:line draw:style-name="gr45" draw:text-style-name="P8" draw:layer="layout" svg:x1="8.241cm" svg:y1="12.684cm" svg:x2="9.13cm" svg:y2="12.684cm">
          <text:p/>
        </draw:line>
        <draw:frame draw:style-name="gr46" draw:text-style-name="P21" draw:layer="layout" svg:width="0.853cm" svg:height="0.962cm" svg:x="1.662cm" svg:y="11.668cm">
          <draw:text-box>
            <text:p>1</text:p>
          </draw:text-box>
        </draw:frame>
        <draw:frame draw:style-name="gr46" draw:text-style-name="P21" draw:layer="layout" svg:width="0.853cm" svg:height="0.962cm" svg:x="2.763cm" svg:y="11.668cm">
          <draw:text-box>
            <text:p>1</text:p>
          </draw:text-box>
        </draw:frame>
        <draw:frame draw:style-name="gr46" draw:text-style-name="P21" draw:layer="layout" svg:width="0.853cm" svg:height="0.962cm" svg:x="3.864cm" svg:y="11.668cm">
          <draw:text-box>
            <text:p>1</text:p>
          </draw:text-box>
        </draw:frame>
        <draw:frame draw:style-name="gr46" draw:text-style-name="P21" draw:layer="layout" svg:width="0.853cm" svg:height="0.962cm" svg:x="4.964cm" svg:y="11.668cm">
          <draw:text-box>
            <text:p>0</text:p>
          </draw:text-box>
        </draw:frame>
        <draw:frame draw:style-name="gr46" draw:text-style-name="P21" draw:layer="layout" svg:width="0.853cm" svg:height="0.962cm" svg:x="6.065cm" svg:y="11.668cm">
          <draw:text-box>
            <text:p>1</text:p>
          </draw:text-box>
        </draw:frame>
        <draw:frame draw:style-name="gr46" draw:text-style-name="P21" draw:layer="layout" svg:width="0.853cm" svg:height="0.962cm" svg:x="7.166cm" svg:y="11.668cm">
          <draw:text-box>
            <text:p>0</text:p>
          </draw:text-box>
        </draw:frame>
        <draw:frame draw:style-name="gr46" draw:text-style-name="P21" draw:layer="layout" svg:width="0.853cm" svg:height="0.962cm" svg:x="8.267cm" svg:y="11.668cm">
          <draw:text-box>
            <text:p>0</text:p>
          </draw:text-box>
        </draw:frame>
        <draw:line draw:style-name="gr45" draw:text-style-name="P8" draw:layer="layout" svg:x1="11.668cm" svg:y1="12.711cm" svg:x2="12.557cm" svg:y2="12.711cm">
          <text:p/>
        </draw:line>
        <draw:frame draw:style-name="gr46" draw:text-style-name="P21" draw:layer="layout" svg:width="0.853cm" svg:height="0.962cm" svg:x="10.593cm" svg:y="11.695cm">
          <draw:text-box>
            <text:p>0</text:p>
          </draw:text-box>
        </draw:frame>
        <draw:frame draw:style-name="gr46" draw:text-style-name="P21" draw:layer="layout" svg:width="0.853cm" svg:height="0.962cm" svg:x="11.694cm" svg:y="11.695cm">
          <draw:text-box>
            <text:p>0</text:p>
          </draw:text-box>
        </draw:frame>
        <draw:line draw:style-name="gr45" draw:text-style-name="P8" draw:layer="layout" svg:x1="10.569cm" svg:y1="12.711cm" svg:x2="11.458cm" svg:y2="12.711cm">
          <text:p/>
        </draw:line>
        <draw:g>
          <svg:title>TexMaths</svg:title>
          <svg:desc>14§display§2^0§svg§600§FALSE§</svg:desc>
          <draw:path draw:style-name="gr43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4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4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>
          <svg:title>TexMaths</svg:title>
          <svg:desc>14§display§2^0§svg§600§FALSE§</svg:desc>
          <draw:path draw:style-name="gr43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>
            <svg:title>TexMaths</svg:title>
            <svg:desc>14§display§2^1§svg§600§FALSE§</svg:desc>
            <draw:path draw:style-name="gr43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4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>
            <svg:title>TexMaths</svg:title>
            <svg:desc>14§display§2^2§svg§600§FALSE§</svg:desc>
            <draw:path draw:style-name="gr43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>
            <svg:title>TexMaths</svg:title>
            <svg:desc>14§display§2^3§svg§600§FALSE§</svg:desc>
            <draw:path draw:style-name="gr43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>
            <svg:title>TexMaths</svg:title>
            <svg:desc>14§display§2^4§svg§600§FALSE§</svg:desc>
            <draw:path draw:style-name="gr43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4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4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>
            <svg:title>TexMaths</svg:title>
            <svg:desc>14§display§2^5§svg§600§FALSE§</svg:desc>
            <draw:path draw:style-name="gr43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>
            <svg:title>TexMaths</svg:title>
            <svg:desc>14§display§2^6§svg§600§FALSE§</svg:desc>
            <draw:path draw:style-name="gr43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>
            <svg:title>TexMaths</svg:title>
            <svg:desc>14§display§2^{30}§svg§600§FALSE§</svg:desc>
            <draw:path draw:style-name="gr43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4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4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>
            <svg:title>TexMaths</svg:title>
            <svg:desc>14§display§2^{31}§svg§600§FALSE§</svg:desc>
            <draw:path draw:style-name="gr43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4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4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7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4§display§\cdots§svg§600§FALSE§</svg:desc>
          <draw:path draw:style-name="gr43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4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4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4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5" draw:text-style-name="P8" draw:layer="layout" svg:x1="1.635cm" svg:y1="11.084cm" svg:x2="2.524cm" svg:y2="11.084cm">
          <text:p/>
        </draw:line>
        <draw:line draw:style-name="gr45" draw:text-style-name="P8" draw:layer="layout" svg:x1="2.736cm" svg:y1="11.084cm" svg:x2="3.625cm" svg:y2="11.084cm">
          <text:p/>
        </draw:line>
        <draw:line draw:style-name="gr45" draw:text-style-name="P8" draw:layer="layout" svg:x1="3.837cm" svg:y1="11.084cm" svg:x2="4.726cm" svg:y2="11.084cm">
          <text:p/>
        </draw:line>
        <draw:line draw:style-name="gr45" draw:text-style-name="P8" draw:layer="layout" svg:x1="4.938cm" svg:y1="11.084cm" svg:x2="5.827cm" svg:y2="11.084cm">
          <text:p/>
        </draw:line>
        <draw:line draw:style-name="gr45" draw:text-style-name="P8" draw:layer="layout" svg:x1="6.039cm" svg:y1="11.084cm" svg:x2="6.928cm" svg:y2="11.084cm">
          <text:p/>
        </draw:line>
        <draw:frame draw:style-name="gr46" draw:text-style-name="P21" draw:layer="layout" svg:width="0.853cm" svg:height="0.962cm" svg:x="1.662cm" svg:y="10.068cm">
          <draw:text-box>
            <text:p>1</text:p>
          </draw:text-box>
        </draw:frame>
        <draw:frame draw:style-name="gr46" draw:text-style-name="P21" draw:layer="layout" svg:width="0.853cm" svg:height="0.962cm" svg:x="2.763cm" svg:y="10.068cm">
          <draw:text-box>
            <text:p>1</text:p>
          </draw:text-box>
        </draw:frame>
        <draw:frame draw:style-name="gr46" draw:text-style-name="P21" draw:layer="layout" svg:width="0.853cm" svg:height="0.962cm" svg:x="3.864cm" svg:y="10.068cm">
          <draw:text-box>
            <text:p>1</text:p>
          </draw:text-box>
        </draw:frame>
        <draw:frame draw:style-name="gr46" draw:text-style-name="P21" draw:layer="layout" svg:width="0.853cm" svg:height="0.962cm" svg:x="4.964cm" svg:y="10.068cm">
          <draw:text-box>
            <text:p>0</text:p>
          </draw:text-box>
        </draw:frame>
        <draw:frame draw:style-name="gr46" draw:text-style-name="P21" draw:layer="layout" svg:width="0.853cm" svg:height="0.962cm" svg:x="6.065cm" svg:y="10.068cm">
          <draw:text-box>
            <text:p>1</text:p>
          </draw:text-box>
        </draw:frame>
        <draw:line draw:style-name="gr45" draw:text-style-name="P8" draw:layer="layout" svg:x1="1.636cm" svg:y1="13.311cm" svg:x2="2.525cm" svg:y2="13.311cm">
          <text:p/>
        </draw:line>
        <draw:line draw:style-name="gr45" draw:text-style-name="P8" draw:layer="layout" svg:x1="2.737cm" svg:y1="13.311cm" svg:x2="3.626cm" svg:y2="13.311cm">
          <text:p/>
        </draw:line>
        <draw:line draw:style-name="gr45" draw:text-style-name="P8" draw:layer="layout" svg:x1="3.838cm" svg:y1="13.311cm" svg:x2="4.727cm" svg:y2="13.311cm">
          <text:p/>
        </draw:line>
        <draw:line draw:style-name="gr45" draw:text-style-name="P8" draw:layer="layout" svg:x1="4.939cm" svg:y1="13.311cm" svg:x2="5.828cm" svg:y2="13.311cm">
          <text:p/>
        </draw:line>
        <draw:line draw:style-name="gr45" draw:text-style-name="P8" draw:layer="layout" svg:x1="6.04cm" svg:y1="13.311cm" svg:x2="6.929cm" svg:y2="13.311cm">
          <text:p/>
        </draw:line>
        <draw:frame draw:style-name="gr46" draw:text-style-name="P21" draw:layer="layout" svg:width="0.853cm" svg:height="0.962cm" svg:x="1.663cm" svg:y="12.295cm">
          <draw:text-box>
            <text:p>0</text:p>
          </draw:text-box>
        </draw:frame>
        <draw:frame draw:style-name="gr46" draw:text-style-name="P21" draw:layer="layout" svg:width="0.853cm" svg:height="0.962cm" svg:x="2.764cm" svg:y="12.295cm">
          <draw:text-box>
            <text:p>0</text:p>
          </draw:text-box>
        </draw:frame>
        <draw:frame draw:style-name="gr46" draw:text-style-name="P21" draw:layer="layout" svg:width="0.853cm" svg:height="0.962cm" svg:x="3.865cm" svg:y="12.295cm">
          <draw:text-box>
            <text:p>0</text:p>
          </draw:text-box>
        </draw:frame>
        <draw:frame draw:style-name="gr46" draw:text-style-name="P21" draw:layer="layout" svg:width="0.853cm" svg:height="0.962cm" svg:x="4.965cm" svg:y="12.295cm">
          <draw:text-box>
            <text:p>1</text:p>
          </draw:text-box>
        </draw:frame>
        <draw:frame draw:style-name="gr46" draw:text-style-name="P21" draw:layer="layout" svg:width="0.853cm" svg:height="0.962cm" svg:x="6.066cm" svg:y="12.295cm">
          <draw:text-box>
            <text:p>0</text:p>
          </draw:text-box>
        </draw:frame>
        <draw:frame draw:style-name="gr48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5" draw:text-style-name="P8" draw:layer="layout" svg:x1="1.637cm" svg:y1="15.138cm" svg:x2="2.526cm" svg:y2="15.138cm">
          <text:p/>
        </draw:line>
        <draw:line draw:style-name="gr45" draw:text-style-name="P8" draw:layer="layout" svg:x1="2.738cm" svg:y1="15.138cm" svg:x2="3.627cm" svg:y2="15.138cm">
          <text:p/>
        </draw:line>
        <draw:line draw:style-name="gr45" draw:text-style-name="P8" draw:layer="layout" svg:x1="3.839cm" svg:y1="15.138cm" svg:x2="4.728cm" svg:y2="15.138cm">
          <text:p/>
        </draw:line>
        <draw:line draw:style-name="gr45" draw:text-style-name="P8" draw:layer="layout" svg:x1="4.94cm" svg:y1="15.138cm" svg:x2="5.829cm" svg:y2="15.138cm">
          <text:p/>
        </draw:line>
        <draw:line draw:style-name="gr45" draw:text-style-name="P8" draw:layer="layout" svg:x1="6.041cm" svg:y1="15.138cm" svg:x2="6.93cm" svg:y2="15.138cm">
          <text:p/>
        </draw:line>
        <draw:frame draw:style-name="gr46" draw:text-style-name="P21" draw:layer="layout" svg:width="0.853cm" svg:height="0.962cm" svg:x="1.664cm" svg:y="14.122cm">
          <draw:text-box>
            <text:p>1</text:p>
          </draw:text-box>
        </draw:frame>
        <draw:frame draw:style-name="gr46" draw:text-style-name="P21" draw:layer="layout" svg:width="0.853cm" svg:height="0.962cm" svg:x="2.765cm" svg:y="14.122cm">
          <draw:text-box>
            <text:p>0</text:p>
          </draw:text-box>
        </draw:frame>
        <draw:frame draw:style-name="gr46" draw:text-style-name="P21" draw:layer="layout" svg:width="0.853cm" svg:height="0.962cm" svg:x="3.866cm" svg:y="14.122cm">
          <draw:text-box>
            <text:p>0</text:p>
          </draw:text-box>
        </draw:frame>
        <draw:frame draw:style-name="gr46" draw:text-style-name="P21" draw:layer="layout" svg:width="0.853cm" svg:height="0.962cm" svg:x="4.966cm" svg:y="14.122cm">
          <draw:text-box>
            <text:p>1</text:p>
          </draw:text-box>
        </draw:frame>
        <draw:frame draw:style-name="gr46" draw:text-style-name="P21" draw:layer="layout" svg:width="0.853cm" svg:height="0.962cm" svg:x="6.067cm" svg:y="14.122cm">
          <draw:text-box>
            <text:p>0</text:p>
          </draw:text-box>
        </draw:frame>
        <draw:frame draw:style-name="gr49" draw:text-style-name="P21" draw:layer="layout" svg:width="5.895cm" svg:height="0.962cm" svg:x="7.747cm" svg:y="14.059cm">
          <draw:text-box>
            <text:p>Add one to get -23.</text:p>
          </draw:text-box>
        </draw:frame>
        <draw:line draw:style-name="gr45" draw:text-style-name="P8" draw:layer="layout" svg:x1="1.636cm" svg:y1="19.111cm" svg:x2="2.525cm" svg:y2="19.111cm">
          <text:p/>
        </draw:line>
        <draw:line draw:style-name="gr45" draw:text-style-name="P8" draw:layer="layout" svg:x1="2.737cm" svg:y1="19.111cm" svg:x2="3.626cm" svg:y2="19.111cm">
          <text:p/>
        </draw:line>
        <draw:line draw:style-name="gr45" draw:text-style-name="P8" draw:layer="layout" svg:x1="3.838cm" svg:y1="19.111cm" svg:x2="4.727cm" svg:y2="19.111cm">
          <text:p/>
        </draw:line>
        <draw:line draw:style-name="gr45" draw:text-style-name="P8" draw:layer="layout" svg:x1="4.939cm" svg:y1="19.111cm" svg:x2="5.828cm" svg:y2="19.111cm">
          <text:p/>
        </draw:line>
        <draw:line draw:style-name="gr45" draw:text-style-name="P8" draw:layer="layout" svg:x1="6.04cm" svg:y1="19.111cm" svg:x2="6.929cm" svg:y2="19.111cm">
          <text:p/>
        </draw:line>
        <draw:frame draw:style-name="gr46" draw:text-style-name="P21" draw:layer="layout" svg:width="0.853cm" svg:height="0.962cm" svg:x="1.663cm" svg:y="18.095cm">
          <draw:text-box>
            <text:p>1</text:p>
          </draw:text-box>
        </draw:frame>
        <draw:frame draw:style-name="gr46" draw:text-style-name="P21" draw:layer="layout" svg:width="0.853cm" svg:height="0.962cm" svg:x="2.764cm" svg:y="18.095cm">
          <draw:text-box>
            <text:p>1</text:p>
          </draw:text-box>
        </draw:frame>
        <draw:frame draw:style-name="gr46" draw:text-style-name="P21" draw:layer="layout" svg:width="0.853cm" svg:height="0.962cm" svg:x="3.865cm" svg:y="18.095cm">
          <draw:text-box>
            <text:p>1</text:p>
          </draw:text-box>
        </draw:frame>
        <draw:frame draw:style-name="gr46" draw:text-style-name="P21" draw:layer="layout" svg:width="0.853cm" svg:height="0.962cm" svg:x="4.965cm" svg:y="18.095cm">
          <draw:text-box>
            <text:p>0</text:p>
          </draw:text-box>
        </draw:frame>
        <draw:frame draw:style-name="gr46" draw:text-style-name="P21" draw:layer="layout" svg:width="0.853cm" svg:height="0.962cm" svg:x="6.066cm" svg:y="18.095cm">
          <draw:text-box>
            <text:p>1</text:p>
          </draw:text-box>
        </draw:frame>
        <draw:line draw:style-name="gr45" draw:text-style-name="P8" draw:layer="layout" svg:x1="1.738cm" svg:y1="20.465cm" svg:x2="2.627cm" svg:y2="20.465cm">
          <text:p/>
        </draw:line>
        <draw:line draw:style-name="gr45" draw:text-style-name="P8" draw:layer="layout" svg:x1="2.839cm" svg:y1="20.465cm" svg:x2="3.728cm" svg:y2="20.465cm">
          <text:p/>
        </draw:line>
        <draw:line draw:style-name="gr45" draw:text-style-name="P8" draw:layer="layout" svg:x1="3.94cm" svg:y1="20.465cm" svg:x2="4.829cm" svg:y2="20.465cm">
          <text:p/>
        </draw:line>
        <draw:line draw:style-name="gr45" draw:text-style-name="P8" draw:layer="layout" svg:x1="5.041cm" svg:y1="20.465cm" svg:x2="5.93cm" svg:y2="20.465cm">
          <text:p/>
        </draw:line>
        <draw:line draw:style-name="gr45" draw:text-style-name="P8" draw:layer="layout" svg:x1="6.142cm" svg:y1="20.465cm" svg:x2="7.031cm" svg:y2="20.465cm">
          <text:p/>
        </draw:line>
        <draw:frame draw:style-name="gr46" draw:text-style-name="P21" draw:layer="layout" svg:width="0.853cm" svg:height="0.962cm" svg:x="1.765cm" svg:y="19.449cm">
          <draw:text-box>
            <text:p>1</text:p>
          </draw:text-box>
        </draw:frame>
        <draw:frame draw:style-name="gr46" draw:text-style-name="P21" draw:layer="layout" svg:width="0.853cm" svg:height="0.962cm" svg:x="2.866cm" svg:y="19.449cm">
          <draw:text-box>
            <text:p>0</text:p>
          </draw:text-box>
        </draw:frame>
        <draw:frame draw:style-name="gr46" draw:text-style-name="P21" draw:layer="layout" svg:width="0.853cm" svg:height="0.962cm" svg:x="3.967cm" svg:y="19.449cm">
          <draw:text-box>
            <text:p>0</text:p>
          </draw:text-box>
        </draw:frame>
        <draw:frame draw:style-name="gr46" draw:text-style-name="P21" draw:layer="layout" svg:width="0.853cm" svg:height="0.962cm" svg:x="5.067cm" svg:y="19.449cm">
          <draw:text-box>
            <text:p>1</text:p>
          </draw:text-box>
        </draw:frame>
        <draw:frame draw:style-name="gr46" draw:text-style-name="P21" draw:layer="layout" svg:width="0.853cm" svg:height="0.962cm" svg:x="6.168cm" svg:y="19.449cm">
          <draw:text-box>
            <text:p>0</text:p>
          </draw:text-box>
        </draw:frame>
        <draw:frame draw:style-name="gr50" draw:text-style-name="P21" draw:layer="layout" svg:width="1.205cm" svg:height="0.962cm" svg:x="9.147cm" svg:y="18.526cm">
          <draw:text-box>
            <text:p>23</text:p>
          </draw:text-box>
        </draw:frame>
        <draw:frame draw:style-name="gr51" draw:text-style-name="P21" draw:layer="layout" svg:width="1.416cm" svg:height="0.962cm" svg:x="8.947cm" svg:y="19.477cm">
          <draw:text-box>
            <text:p>-23</text:p>
          </draw:text-box>
        </draw:frame>
        <draw:line draw:style-name="gr45" draw:text-style-name="P8" draw:layer="layout" svg:x1="1.739cm" svg:y1="22.192cm" svg:x2="2.628cm" svg:y2="22.192cm">
          <text:p/>
        </draw:line>
        <draw:line draw:style-name="gr45" draw:text-style-name="P8" draw:layer="layout" svg:x1="2.84cm" svg:y1="22.192cm" svg:x2="3.729cm" svg:y2="22.192cm">
          <text:p/>
        </draw:line>
        <draw:line draw:style-name="gr45" draw:text-style-name="P8" draw:layer="layout" svg:x1="3.941cm" svg:y1="22.192cm" svg:x2="4.83cm" svg:y2="22.192cm">
          <text:p/>
        </draw:line>
        <draw:line draw:style-name="gr45" draw:text-style-name="P8" draw:layer="layout" svg:x1="5.042cm" svg:y1="22.192cm" svg:x2="5.931cm" svg:y2="22.192cm">
          <text:p/>
        </draw:line>
        <draw:line draw:style-name="gr45" draw:text-style-name="P8" draw:layer="layout" svg:x1="6.143cm" svg:y1="22.192cm" svg:x2="7.032cm" svg:y2="22.192cm">
          <text:p/>
        </draw:line>
        <draw:frame draw:style-name="gr46" draw:text-style-name="P21" draw:layer="layout" svg:width="0.853cm" svg:height="0.962cm" svg:x="1.766cm" svg:y="21.176cm">
          <draw:text-box>
            <text:p>0</text:p>
          </draw:text-box>
        </draw:frame>
        <draw:frame draw:style-name="gr46" draw:text-style-name="P21" draw:layer="layout" svg:width="0.853cm" svg:height="0.962cm" svg:x="2.867cm" svg:y="21.176cm">
          <draw:text-box>
            <text:p>0</text:p>
          </draw:text-box>
        </draw:frame>
        <draw:frame draw:style-name="gr46" draw:text-style-name="P21" draw:layer="layout" svg:width="0.853cm" svg:height="0.962cm" svg:x="3.968cm" svg:y="21.176cm">
          <draw:text-box>
            <text:p>0</text:p>
          </draw:text-box>
        </draw:frame>
        <draw:frame draw:style-name="gr46" draw:text-style-name="P21" draw:layer="layout" svg:width="0.853cm" svg:height="0.962cm" svg:x="5.068cm" svg:y="21.176cm">
          <draw:text-box>
            <text:p>0</text:p>
          </draw:text-box>
        </draw:frame>
        <draw:frame draw:style-name="gr46" draw:text-style-name="P21" draw:layer="layout" svg:width="0.853cm" svg:height="0.962cm" svg:x="6.169cm" svg:y="21.176cm">
          <draw:text-box>
            <text:p>0</text:p>
          </draw:text-box>
        </draw:frame>
        <draw:frame draw:style-name="gr52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3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4" draw:text-style-name="P21" draw:layer="layout" svg:width="6.729cm" svg:height="0.962cm" svg:x="7.62cm" svg:y="10.081cm">
          <draw:text-box>
            <text:p>Start with 23 in binary.</text:p>
          </draw:text-box>
        </draw:frame>
        <draw:custom-shape draw:style-name="gr55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1.205cm" svg:height="0.962cm" svg:x="8.377cm" svg:y="19.442cm">
          <draw:text-box>
            <text:p>+</text:p>
          </draw:text-box>
        </draw:frame>
        <draw:line draw:style-name="gr45" draw:text-style-name="P8" draw:layer="layout" svg:x1="8.62cm" svg:y1="20.431cm" svg:x2="10.332cm" svg:y2="20.465cm">
          <text:p/>
        </draw:line>
        <draw:frame draw:style-name="gr46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5" draw:text-style-name="P8" draw:layer="layout" svg:x1="2.565cm" svg:y1="4.429cm" svg:x2="3.454cm" svg:y2="4.429cm">
          <text:p/>
        </draw:line>
        <draw:line draw:style-name="gr45" draw:text-style-name="P8" draw:layer="layout" svg:x1="3.666cm" svg:y1="4.429cm" svg:x2="4.555cm" svg:y2="4.429cm">
          <text:p/>
        </draw:line>
        <draw:line draw:style-name="gr45" draw:text-style-name="P8" draw:layer="layout" svg:x1="4.767cm" svg:y1="4.429cm" svg:x2="5.656cm" svg:y2="4.429cm">
          <text:p/>
        </draw:line>
        <draw:line draw:style-name="gr45" draw:text-style-name="P8" draw:layer="layout" svg:x1="5.868cm" svg:y1="4.429cm" svg:x2="6.757cm" svg:y2="4.429cm">
          <text:p/>
        </draw:line>
        <draw:line draw:style-name="gr45" draw:text-style-name="P8" draw:layer="layout" svg:x1="6.969cm" svg:y1="4.429cm" svg:x2="7.858cm" svg:y2="4.429cm">
          <text:p/>
        </draw:line>
        <draw:frame draw:style-name="gr46" draw:text-style-name="P21" draw:layer="layout" svg:width="0.853cm" svg:height="0.962cm" svg:x="2.592cm" svg:y="3.413cm">
          <draw:text-box>
            <text:p>1</text:p>
          </draw:text-box>
        </draw:frame>
        <draw:frame draw:style-name="gr46" draw:text-style-name="P21" draw:layer="layout" svg:width="0.853cm" svg:height="0.962cm" svg:x="3.693cm" svg:y="3.413cm">
          <draw:text-box>
            <text:p>0</text:p>
          </draw:text-box>
        </draw:frame>
        <draw:frame draw:style-name="gr46" draw:text-style-name="P21" draw:layer="layout" svg:width="0.853cm" svg:height="0.962cm" svg:x="4.794cm" svg:y="3.413cm">
          <draw:text-box>
            <text:p>0</text:p>
          </draw:text-box>
        </draw:frame>
        <draw:frame draw:style-name="gr46" draw:text-style-name="P21" draw:layer="layout" svg:width="0.853cm" svg:height="0.962cm" svg:x="5.894cm" svg:y="3.413cm">
          <draw:text-box>
            <text:p>0</text:p>
          </draw:text-box>
        </draw:frame>
        <draw:frame draw:style-name="gr46" draw:text-style-name="P21" draw:layer="layout" svg:width="0.853cm" svg:height="0.962cm" svg:x="6.995cm" svg:y="3.413cm">
          <draw:text-box>
            <text:p>0</text:p>
          </draw:text-box>
        </draw:frame>
        <draw:line draw:style-name="gr45" draw:text-style-name="P8" draw:layer="layout" svg:x1="8.07cm" svg:y1="4.429cm" svg:x2="8.959cm" svg:y2="4.429cm">
          <text:p/>
        </draw:line>
        <draw:line draw:style-name="gr45" draw:text-style-name="P8" draw:layer="layout" svg:x1="9.171cm" svg:y1="4.429cm" svg:x2="10.06cm" svg:y2="4.429cm">
          <text:p/>
        </draw:line>
        <draw:line draw:style-name="gr45" draw:text-style-name="P8" draw:layer="layout" svg:x1="10.272cm" svg:y1="4.429cm" svg:x2="11.161cm" svg:y2="4.429cm">
          <text:p/>
        </draw:line>
        <draw:line draw:style-name="gr45" draw:text-style-name="P8" draw:layer="layout" svg:x1="11.373cm" svg:y1="4.429cm" svg:x2="12.262cm" svg:y2="4.429cm">
          <text:p/>
        </draw:line>
        <draw:line draw:style-name="gr45" draw:text-style-name="P8" draw:layer="layout" svg:x1="12.474cm" svg:y1="4.429cm" svg:x2="13.363cm" svg:y2="4.429cm">
          <text:p/>
        </draw:line>
        <draw:line draw:style-name="gr45" draw:text-style-name="P8" draw:layer="layout" svg:x1="13.575cm" svg:y1="4.429cm" svg:x2="14.464cm" svg:y2="4.429cm">
          <text:p/>
        </draw:line>
        <draw:frame draw:style-name="gr56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6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6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6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6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6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6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6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6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6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6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6" draw:text-style-name="P21" draw:layer="layout" svg:width="0.853cm" svg:height="0.962cm" svg:x="8.096cm" svg:y="3.413cm">
          <draw:text-box>
            <text:p>0</text:p>
          </draw:text-box>
        </draw:frame>
        <draw:frame draw:style-name="gr46" draw:text-style-name="P21" draw:layer="layout" svg:width="0.853cm" svg:height="0.962cm" svg:x="9.197cm" svg:y="3.413cm">
          <draw:text-box>
            <text:p>0</text:p>
          </draw:text-box>
        </draw:frame>
        <draw:frame draw:style-name="gr46" draw:text-style-name="P21" draw:layer="layout" svg:width="0.853cm" svg:height="0.962cm" svg:x="10.298cm" svg:y="3.413cm">
          <draw:text-box>
            <text:p>0</text:p>
          </draw:text-box>
        </draw:frame>
        <draw:frame draw:style-name="gr46" draw:text-style-name="P21" draw:layer="layout" svg:width="0.853cm" svg:height="0.962cm" svg:x="11.399cm" svg:y="3.413cm">
          <draw:text-box>
            <text:p>0</text:p>
          </draw:text-box>
        </draw:frame>
        <draw:frame draw:style-name="gr46" draw:text-style-name="P21" draw:layer="layout" svg:width="0.853cm" svg:height="0.962cm" svg:x="12.5cm" svg:y="3.413cm">
          <draw:text-box>
            <text:p>1</text:p>
          </draw:text-box>
        </draw:frame>
        <draw:frame draw:style-name="gr46" draw:text-style-name="P21" draw:layer="layout" svg:width="0.853cm" svg:height="0.962cm" svg:x="13.601cm" svg:y="3.413cm">
          <draw:text-box>
            <text:p>0</text:p>
          </draw:text-box>
        </draw:frame>
        <draw:line draw:style-name="gr45" draw:text-style-name="P8" draw:layer="layout" svg:x1="2.56cm" svg:y1="12.13cm" svg:x2="3.449cm" svg:y2="12.13cm">
          <text:p/>
        </draw:line>
        <draw:line draw:style-name="gr45" draw:text-style-name="P8" draw:layer="layout" svg:x1="3.661cm" svg:y1="12.13cm" svg:x2="4.55cm" svg:y2="12.13cm">
          <text:p/>
        </draw:line>
        <draw:line draw:style-name="gr45" draw:text-style-name="P8" draw:layer="layout" svg:x1="4.762cm" svg:y1="12.13cm" svg:x2="5.651cm" svg:y2="12.13cm">
          <text:p/>
        </draw:line>
        <draw:line draw:style-name="gr45" draw:text-style-name="P8" draw:layer="layout" svg:x1="5.863cm" svg:y1="12.13cm" svg:x2="6.752cm" svg:y2="12.13cm">
          <text:p/>
        </draw:line>
        <draw:line draw:style-name="gr45" draw:text-style-name="P8" draw:layer="layout" svg:x1="6.964cm" svg:y1="12.13cm" svg:x2="7.853cm" svg:y2="12.13cm">
          <text:p/>
        </draw:line>
        <draw:frame draw:style-name="gr46" draw:text-style-name="P21" draw:layer="layout" svg:width="0.853cm" svg:height="0.962cm" svg:x="2.587cm" svg:y="11.114cm">
          <draw:text-box>
            <text:p>0</text:p>
          </draw:text-box>
        </draw:frame>
        <draw:frame draw:style-name="gr46" draw:text-style-name="P21" draw:layer="layout" svg:width="0.853cm" svg:height="0.962cm" svg:x="3.688cm" svg:y="11.114cm">
          <draw:text-box>
            <text:p>1</text:p>
          </draw:text-box>
        </draw:frame>
        <draw:frame draw:style-name="gr46" draw:text-style-name="P21" draw:layer="layout" svg:width="0.853cm" svg:height="0.962cm" svg:x="4.789cm" svg:y="11.114cm">
          <draw:text-box>
            <text:p>0</text:p>
          </draw:text-box>
        </draw:frame>
        <draw:frame draw:style-name="gr46" draw:text-style-name="P21" draw:layer="layout" svg:width="0.853cm" svg:height="0.962cm" svg:x="5.889cm" svg:y="11.114cm">
          <draw:text-box>
            <text:p>1</text:p>
          </draw:text-box>
        </draw:frame>
        <draw:frame draw:style-name="gr46" draw:text-style-name="P21" draw:layer="layout" svg:width="0.853cm" svg:height="0.962cm" svg:x="6.99cm" svg:y="11.114cm">
          <draw:text-box>
            <text:p>0</text:p>
          </draw:text-box>
        </draw:frame>
        <draw:line draw:style-name="gr45" draw:text-style-name="P8" draw:layer="layout" svg:x1="8.065cm" svg:y1="12.13cm" svg:x2="8.954cm" svg:y2="12.13cm">
          <text:p/>
        </draw:line>
        <draw:line draw:style-name="gr45" draw:text-style-name="P8" draw:layer="layout" svg:x1="10.768cm" svg:y1="12.13cm" svg:x2="11.657cm" svg:y2="12.13cm">
          <text:p/>
        </draw:line>
        <draw:line draw:style-name="gr45" draw:text-style-name="P8" draw:layer="layout" svg:x1="11.869cm" svg:y1="12.13cm" svg:x2="12.758cm" svg:y2="12.13cm">
          <text:p/>
        </draw:line>
        <draw:line draw:style-name="gr45" draw:text-style-name="P8" draw:layer="layout" svg:x1="12.97cm" svg:y1="12.13cm" svg:x2="13.859cm" svg:y2="12.13cm">
          <text:p/>
        </draw:line>
        <draw:frame draw:style-name="gr57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7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7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7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7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7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7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7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7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6" draw:text-style-name="P21" draw:layer="layout" svg:width="0.853cm" svg:height="0.962cm" svg:x="8.091cm" svg:y="11.114cm">
          <draw:text-box>
            <text:p>0</text:p>
          </draw:text-box>
        </draw:frame>
        <draw:frame draw:style-name="gr46" draw:text-style-name="P21" draw:layer="layout" svg:width="0.853cm" svg:height="0.962cm" svg:x="10.794cm" svg:y="11.114cm">
          <draw:text-box>
            <text:p>0</text:p>
          </draw:text-box>
        </draw:frame>
        <draw:frame draw:style-name="gr46" draw:text-style-name="P21" draw:layer="layout" svg:width="0.853cm" svg:height="0.962cm" svg:x="11.895cm" svg:y="11.114cm">
          <draw:text-box>
            <text:p>0</text:p>
          </draw:text-box>
        </draw:frame>
        <draw:frame draw:style-name="gr46" draw:text-style-name="P21" draw:layer="layout" svg:width="0.853cm" svg:height="0.962cm" svg:x="12.996cm" svg:y="11.114cm">
          <draw:text-box>
            <text:p>0</text:p>
          </draw:text-box>
        </draw:frame>
        <draw:frame draw:style-name="gr58" draw:text-style-name="P21" draw:layer="layout" svg:width="1.143cm" svg:height="1.09cm" svg:x="9.255cm" svg:y="11.476cm">
          <draw:text-box>
            <text:p>...</text:p>
          </draw:text-box>
        </draw:frame>
        <draw:frame draw:style-name="gr59" draw:text-style-name="P21" draw:layer="layout" svg:width="10.294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0" draw:text-style-name="P21" draw:layer="layout" svg:width="2.407cm" svg:height="0.962cm" svg:x="8.747cm" svg:y="7.096cm">
          <draw:text-box>
            <text:p>Matrix:</text:p>
          </draw:text-box>
        </draw:frame>
        <draw:frame draw:style-name="gr46" draw:text-style-name="P21" draw:layer="layout" svg:width="2.788cm" svg:height="0.962cm" svg:x="4.562cm" svg:y="10.906cm">
          <draw:text-box>
            <text:p>ENTRY:</text:p>
          </draw:text-box>
        </draw:frame>
        <draw:g>
          <svg:title>TexMaths</svg:title>
          <svg:desc>14§display§\left[
\begin{matrix}
8 &amp; 0 &amp;  0 \\
1 &amp; 16 &amp; 2 \\
2 &amp; 0 &amp; 8 \\
\end{matrix}
\right]§svg§600§FALSE§</svg:desc>
          <draw:g>
            <draw:path draw:style-name="gr10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1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1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1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1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1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1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1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1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1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1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1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1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>
          <svg:title>TexMaths</svg:title>
          <svg:desc>14§display§\left[ 
\begin{matrix}
8 \\
1 \\
2 \\
16 \\
2 \\
8 \\
\end{matrix}
\right]§svg§600§FALSE§</svg:desc>
          <draw:g>
            <draw:path draw:style-name="gr10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1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1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1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1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1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1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1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1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1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1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1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1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1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1" draw:text-style-name="P21" draw:layer="layout" svg:width="2.221cm" svg:height="0.962cm" svg:x="8.747cm" svg:y="10.833cm">
          <draw:text-box>
            <text:p>ROW:</text:p>
          </draw:text-box>
        </draw:frame>
        <draw:g>
          <svg:title>TexMaths</svg:title>
          <svg:desc>14§display§\left[
\begin{matrix}
1 \\
2 \\
3 \\
2 \\
2 \\
3 \\
\end{matrix}
\right]§svg§600§FALSE§</svg:desc>
          <draw:g>
            <draw:path draw:style-name="gr10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1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1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1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1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1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1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1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1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2" draw:text-style-name="P21" draw:layer="layout" svg:width="1.984cm" svg:height="0.962cm" svg:x="12.224cm" svg:y="10.906cm">
          <draw:text-box>
            <text:p>COL:</text:p>
          </draw:text-box>
        </draw:frame>
        <draw:g>
          <svg:title>TexMaths</svg:title>
          <svg:desc>14§display§\left[
\begin{matrix}
1 \\
4 \\
5 \\
7
\end{matrix}
 \right]§svg§600§FALSE§</svg:desc>
          <draw:g>
            <draw:path draw:style-name="gr10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1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1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1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1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1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1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  <draw:page draw:name="page19" draw:style-name="dp1" draw:master-page-name="Default">
        <draw:line draw:style-name="gr63" draw:text-style-name="P8" draw:layer="layout" svg:x1="4.999cm" svg:y1="7.223cm" svg:x2="11.795cm" svg:y2="7.223cm">
          <text:p/>
        </draw:line>
        <draw:line draw:style-name="gr64" draw:text-style-name="P8" draw:layer="layout" svg:x1="6.396cm" svg:y1="6.842cm" svg:x2="6.396cm" svg:y2="7.604cm">
          <text:p/>
        </draw:line>
        <draw:line draw:style-name="gr64" draw:text-style-name="P8" draw:layer="layout" svg:x1="8.396cm" svg:y1="6.842cm" svg:x2="8.396cm" svg:y2="7.604cm">
          <text:p/>
        </draw:line>
        <draw:line draw:style-name="gr64" draw:text-style-name="P8" draw:layer="layout" svg:x1="10.396cm" svg:y1="6.842cm" svg:x2="10.396cm" svg:y2="7.604cm">
          <text:p/>
        </draw:line>
        <draw:line draw:style-name="gr65" draw:text-style-name="P8" draw:layer="layout" svg:x1="2.943cm" svg:y1="7.223cm" svg:x2="3.197cm" svg:y2="7.223cm">
          <text:p/>
        </draw:line>
        <draw:line draw:style-name="gr66" draw:text-style-name="P8" draw:layer="layout" svg:x1="3.443cm" svg:y1="7.223cm" svg:x2="3.697cm" svg:y2="7.223cm">
          <text:p/>
        </draw:line>
        <draw:line draw:style-name="gr66" draw:text-style-name="P8" draw:layer="layout" svg:x1="3.943cm" svg:y1="7.223cm" svg:x2="4.197cm" svg:y2="7.223cm">
          <text:p/>
        </draw:line>
        <draw:line draw:style-name="gr66" draw:text-style-name="P8" draw:layer="layout" svg:x1="4.443cm" svg:y1="7.223cm" svg:x2="4.697cm" svg:y2="7.223cm">
          <text:p/>
        </draw:line>
        <draw:line draw:style-name="gr66" draw:text-style-name="P8" draw:layer="layout" svg:x1="12.108cm" svg:y1="7.223cm" svg:x2="12.362cm" svg:y2="7.223cm">
          <text:p/>
        </draw:line>
        <draw:line draw:style-name="gr66" draw:text-style-name="P8" draw:layer="layout" svg:x1="12.608cm" svg:y1="7.223cm" svg:x2="12.862cm" svg:y2="7.223cm">
          <text:p/>
        </draw:line>
        <draw:line draw:style-name="gr66" draw:text-style-name="P8" draw:layer="layout" svg:x1="13.108cm" svg:y1="7.223cm" svg:x2="13.362cm" svg:y2="7.223cm">
          <text:p/>
        </draw:line>
        <draw:line draw:style-name="gr67" draw:text-style-name="P8" draw:layer="layout" svg:x1="13.608cm" svg:y1="7.223cm" svg:x2="13.862cm" svg:y2="7.223cm">
          <text:p/>
        </draw:line>
        <draw:g>
          <svg:title>TexMaths</svg:title>
          <svg:desc>14§display§x_i§svg§600§FALSE§</svg:desc>
          <draw:g>
            <draw:path draw:style-name="gr10" draw:text-style-name="P10" draw:layer="layout" svg:width="0.348cm" svg:height="0.242cm" svg:x="8.25cm" svg:y="6.105cm" svg:viewBox="0 0 349 243" svg:d="M0 0c116 0 233 0 349 0 0 81 0 162 0 243-116 0-233 0-349 0 0-81 0-162 0-243z">
              <text:p/>
            </draw:path>
            <draw:path draw:style-name="gr11" draw:text-style-name="P11" draw:layer="layout" svg:width="0.243cm" svg:height="0.221cm" svg:x="8.239cm" svg:y="6.08cm" svg:viewBox="0 0 244 222" svg:d="M149 68c3-12 14-57 49-57 2 0 14 0 24 6-14 3-24 15-24 26 0 9 6 17 20 17 9 0 26-8 26-28 0-25-29-32-46-32-28 0-46 27-52 38-12-32-37-38-53-38-50 0-78 63-78 75 0 5 4 3 6 5 4 0 6 0 7-5 17-53 49-64 65-64 9 0 27 4 27 32 0 16-8 49-27 117-8 30-25 51-47 51-3 0-14 0-24-6 13-3 23-14 23-26 0-14-10-19-18-19-14 0-27 13-27 30 0 22 25 32 46 32 32 0 50-35 52-38 5 18 23 38 53 38 50 0 78-63 78-75 0-6-4-6-6-6-5 0-5 3-7 6-16 53-49 64-65 64-18 0-27-16-27-32 0-12 3-21 9-44 5-22 11-44 16-67z">
              <text:p/>
            </draw:path>
            <draw:path draw:style-name="gr11" draw:text-style-name="P11" draw:layer="layout" svg:width="0.102cm" svg:height="0.229cm" svg:x="8.521cm" svg:y="6.143cm" svg:viewBox="0 0 103 230" svg:d="M95 13c0-6-4-13-14-13s-20 8-20 18c0 7 5 14 14 14 10 0 20-10 20-19zM25 187c-1 4-4 8-4 14 0 17 14 29 33 29 34 0 49-47 49-53 0-4-4-4-5-4-5 0-6 3-7 6-7 27-23 41-37 41-5 0-8-4-8-11 0-8 3-15 6-22 4-10 7-18 11-28 3-8 15-39 17-43 1-3 2-7 2-11 0-16-14-30-33-30-34 0-49 48-49 53s4 5 6 5c4 0 5-2 5-6 10-29 24-42 38-42 4 0 8 3 8 13 0 7-3 12-11 33-7 19-14 37-21 56z">
              <text:p/>
            </draw:path>
          </draw:g>
        </draw:g>
        <draw:g>
          <svg:title>TexMaths</svg:title>
          <svg:desc>14§display§x_{i-1}§svg§600§FALSE§</svg:desc>
          <draw:g>
            <draw:path draw:style-name="gr10" draw:text-style-name="P10" draw:layer="layout" svg:width="0.838cm" svg:height="0.242cm" svg:x="5.851cm" svg:y="6.066cm" svg:viewBox="0 0 839 243" svg:d="M419 243c-139 0-279 0-419 0 0-81 0-162 0-243 280 0 559 0 839 0 0 81 0 162 0 243-140 0-280 0-420 0z">
              <text:p/>
            </draw:path>
            <draw:path draw:style-name="gr11" draw:text-style-name="P11" draw:layer="layout" svg:width="0.244cm" svg:height="0.221cm" svg:x="5.84cm" svg:y="6.041cm" svg:viewBox="0 0 245 222" svg:d="M150 68c4-12 15-57 49-57 2 0 13 0 25 6-14 3-24 15-24 26 0 9 5 18 18 18 11 0 27-9 27-29 0-25-30-32-45-32-29 0-46 27-52 38-12-32-39-38-53-38-52 0-80 63-80 75 0 6 4 4 6 6 4 0 6-1 7-6 17-51 49-64 66-64 9 0 26 4 26 32 0 16-8 49-26 118-9 29-26 50-46 50-3 0-14 0-26-7 13-2 24-13 24-25 0-14-11-18-18-18-15 0-28 12-28 29 0 22 25 32 46 32 34 0 50-35 52-38 5 18 24 38 53 38 50 0 78-63 78-75 0-6-4-6-5-6-5 0-6 3-6 6-17 53-50 64-66 64-19 0-26-16-26-32 0-11 3-21 8-44 5-22 10-44 16-67z">
              <text:p/>
            </draw:path>
            <draw:path draw:style-name="gr11" draw:text-style-name="P11" draw:layer="layout" svg:width="0.104cm" svg:height="0.229cm" svg:x="6.122cm" svg:y="6.104cm" svg:viewBox="0 0 105 230" svg:d="M95 13c0-6-3-13-13-13-9 0-19 8-19 18 0 7 4 14 14 14s18-10 18-19zM25 187c-1 4-3 8-3 14 0 17 14 29 33 29 34 0 50-47 50-53 0-4-4-4-6-4-5 0-5 3-7 6-7 28-22 42-36 42-7 0-8-5-8-13 0-7 2-14 5-21 3-10 7-19 11-28 3-8 16-39 17-43 1-3 1-7 1-11 0-16-12-30-32-30-33 0-50 48-50 53s6 5 7 5c4 0 4-2 6-6 8-29 23-42 36-42 6 0 8 3 8 13 0 7-1 12-9 33-8 19-15 37-23 56z">
              <text:p/>
            </draw:path>
            <draw:path draw:style-name="gr11" draw:text-style-name="P11" draw:layer="layout" svg:width="0.231cm" svg:height="0.016cm" svg:x="6.283cm" svg:y="6.236cm" svg:viewBox="0 0 232 17" svg:d="M218 17c6 0 14 0 14-9 0-8-8-8-14-8-68 0-136 0-204 0-6 0-14 0-14 8 0 9 7 9 14 9 68 0 136 0 204 0z">
              <text:p/>
            </draw:path>
            <draw:path draw:style-name="gr11" draw:text-style-name="P11" draw:layer="layout" svg:width="0.125cm" svg:height="0.225cm" svg:x="6.589cm" svg:y="6.104cm" svg:viewBox="0 0 126 226" svg:d="M78 10c0-10-1-10-10-10-22 21-54 21-68 21 0 4 0 8 0 13 8 0 31 0 50-10 0 58 0 116 0 174 0 11 0 17-35 17-4 0-8 0-12 0 0 4 0 7 0 11 5 0 49-1 61-1 10 0 53 1 62 1 0-4 0-7 0-11-5 0-10 0-14 0-34 0-34-6-34-17 0-63 0-125 0-188z">
              <text:p/>
            </draw:path>
          </draw:g>
        </draw:g>
        <draw:g>
          <svg:title>TexMaths</svg:title>
          <svg:desc>14§display§x_{i+1}§svg§600§FALSE§</svg:desc>
          <draw:g>
            <draw:path draw:style-name="gr10" draw:text-style-name="P10" draw:layer="layout" svg:width="0.834cm" svg:height="0.281cm" svg:x="10.028cm" svg:y="6.027cm" svg:viewBox="0 0 835 282" svg:d="M417 282c-139 0-278 0-417 0 0-94 0-188 0-282 278 0 556 0 835 0 0 94 0 188 0 282-140 0-279 0-418 0z">
              <text:p/>
            </draw:path>
            <draw:path draw:style-name="gr11" draw:text-style-name="P11" draw:layer="layout" svg:width="0.244cm" svg:height="0.222cm" svg:x="10.017cm" svg:y="6.002cm" svg:viewBox="0 0 245 223" svg:d="M150 69c4-13 15-58 49-58 3 0 14 0 25 6-14 3-24 15-24 26 0 9 6 19 18 19s27-10 27-30c0-25-29-32-45-32-29 0-46 27-52 38-12-32-39-38-53-38-52 0-80 63-80 76 0 5 4 3 6 5 4 0 6-1 7-5 17-52 49-65 66-65 10 0 26 4 26 32 0 16-8 49-26 118-9 31-25 51-46 51-3 0-14 0-26-6 13-3 24-13 24-27s-11-17-18-17c-15 0-28 13-28 29 0 22 25 32 46 32 34 0 51-34 52-38 6 18 24 38 53 38 51 0 79-63 79-76 0-4-5-4-6-4-4 0-6 1-6 4-16 53-50 65-65 65-20 0-27-16-27-33 0-11 3-21 8-43 6-23 11-45 16-67z">
              <text:p/>
            </draw:path>
            <draw:path draw:style-name="gr11" draw:text-style-name="P11" draw:layer="layout" svg:width="0.104cm" svg:height="0.23cm" svg:x="10.3cm" svg:y="6.065cm" svg:viewBox="0 0 105 231" svg:d="M95 13c0-6-4-13-12-13-10 0-20 8-20 20 0 5 4 12 14 12s18-10 18-19zM25 188c-1 4-3 8-3 14 0 17 14 29 33 29 35 0 50-47 50-52 0-4-4-4-6-4-5 0-5 2-7 6-7 26-22 40-36 40-7 0-8-4-8-11 0-8 2-14 5-22 3-10 7-18 11-28 3-7 16-40 17-44 2-3 2-7 2-11 0-15-14-28-33-28-33 0-50 46-50 52 0 4 6 4 7 4 4 0 4-1 6-6 8-29 23-42 36-42 6 0 8 3 8 13 0 8-1 13-9 35-8 18-15 37-23 55z">
              <text:p/>
            </draw:path>
            <draw:path draw:style-name="gr11" draw:text-style-name="P11" draw:layer="layout" svg:width="0.252cm" svg:height="0.253cm" svg:x="10.447cm" svg:y="6.08cm" svg:viewBox="0 0 253 254" svg:d="M136 134c35 0 70 0 105 0 4 0 12 0 12-8s-8-8-12-8c-35 0-70 0-105 0 0-35 0-70 0-105 0-5 0-13-9-13-8 0-8 8-8 13 0 35 0 70 0 105-35 0-71 0-106 0-5 0-13 0-13 8s8 8 13 8c35 0 71 0 106 0 0 36 0 71 0 107 0 4 0 13 8 13 9 0 9-9 9-13 0-36 0-71 0-107z">
              <text:p/>
            </draw:path>
            <draw:path draw:style-name="gr11" draw:text-style-name="P11" draw:layer="layout" svg:width="0.125cm" svg:height="0.227cm" svg:x="10.762cm" svg:y="6.065cm" svg:viewBox="0 0 126 228" svg:d="M78 10c0-10-1-10-9-10-23 21-55 22-69 22 0 4 0 8 0 12 8 0 31 0 50-10 0 59 0 117 0 176 0 12 0 16-35 16-4 0-8 0-12 0 0 4 0 8 0 12 7 0 49-1 61-1 10 0 54 1 62 1 0-4 0-8 0-12-5 0-9 0-14 0-34 0-34-4-34-16 0-63 0-127 0-190z">
              <text:p/>
            </draw:path>
          </draw:g>
        </draw:g>
        <draw:line draw:style-name="gr68" draw:text-style-name="P8" draw:layer="layout" svg:x1="6.515cm" svg:y1="7.858cm" svg:x2="8.293cm" svg:y2="7.858cm">
          <text:p/>
        </draw:line>
        <draw:g>
          <svg:title>TexMaths</svg:title>
          <svg:desc>14§display§\Delta x = h§svg§600§FALSE§</svg:desc>
          <draw:g>
            <draw:path draw:style-name="gr10" draw:text-style-name="P10" draw:layer="layout" svg:width="1.562cm" svg:height="0.306cm" svg:x="6.589cm" svg:y="8.288cm" svg:viewBox="0 0 1563 307" svg:d="M0 0c521 0 1042 0 1563 0 0 102 0 204 0 307-521 0-1042 0-1563 0 0-103 0-205 0-307z">
              <text:p/>
            </draw:path>
            <draw:path draw:style-name="gr11" draw:text-style-name="P11" draw:layer="layout" svg:width="0.362cm" svg:height="0.35cm" svg:x="6.588cm" svg:y="8.263cm" svg:viewBox="0 0 363 351" svg:d="M193 8c-3-5-4-8-12-8-9 0-10 3-13 8-56 111-111 223-167 334-1 4-1 3-1 5 0 4 3 4 10 4 114 0 227 0 341 0 7 0 12 0 12-4-1-2 0-1-3-5-56-111-111-223-167-334zM165 49c44 88 88 176 132 265-88 0-177 0-265 0 45-89 89-177 133-265z">
              <text:p/>
            </draw:path>
            <draw:path draw:style-name="gr11" draw:text-style-name="P11" draw:layer="layout" svg:width="0.244cm" svg:height="0.222cm" svg:x="6.988cm" svg:y="8.397cm" svg:viewBox="0 0 245 223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3 46 33 32 0 51-35 52-38 6 18 22 38 53 38 51 0 79-63 79-76 0-6-5-6-7-6-5 0-5 3-6 6-17 53-50 64-66 64-18 0-26-15-26-32 0-11 2-21 8-43 6-23 11-45 17-67z">
              <text:p/>
            </draw:path>
            <draw:path draw:style-name="gr11" draw:text-style-name="P11" draw:layer="layout" svg:width="0.327cm" svg:height="0.114cm" svg:x="7.418cm" svg:y="8.434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11" draw:text-style-name="P11" draw:layer="layout" svg:width="0.24cm" svg:height="0.345cm" svg:x="7.937cm" svg:y="8.274cm" svg:viewBox="0 0 241 346" svg:d="M113 6c0-2 0-6-5-6-13 0-48 4-60 4-5 2-10 2-10 10 0 6 4 6 11 6 24 0 25 4 25 8 0 3-1 7-1 10-24 94-48 188-72 283-1 7-1 8-1 11 0 11 10 14 14 14 7 0 15-6 18-13 3-12 6-25 9-38 3-14 7-29 11-43 3-11 5-22 8-34 2-2 6-19 6-22 1-4 17-31 33-45 12-8 26-17 48-17s27 17 27 34c0 27-20 81-31 111-4 11-7 16-7 26 0 24 18 41 40 41 47 0 65-72 65-76 0-5-4-5-6-5-5 0-5 2-7 9-8 26-24 61-50 61-9 0-13-5-13-16 0-12 4-24 10-35 7-21 29-80 29-108 0-32-19-53-56-53-30 0-54 16-72 38 12-52 25-104 37-15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8-03T12:30:26.630761099</dc:date>
    <meta:editing-duration>P3DT1H40M57S</meta:editing-duration>
    <meta:editing-cycles>38</meta:editing-cycles>
    <meta:generator>LibreOffice/6.4.7.2$Linux_X86_64 LibreOffice_project/40$Build-2</meta:generator>
    <meta:document-statistic meta:object-count="1122"/>
  </office:meta>
</office:document-meta>
</file>